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6CAEC1F41DA2E61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9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50" style:family="table-cell" style:parent-style-name="Default">
      <style:table-cell-properties fo:border="0.74pt solid #000000" style:vertical-align="middle"/>
      <style:text-properties style:text-position="" fo:font-size="12pt" style:font-size-asian="12pt" style:font-size-complex="12pt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3" style:family="table-cell" style:parent-style-name="Default">
      <style:text-properties style:text-position="" fo:font-size="11pt" style:font-size-asian="11pt" style:font-size-complex="11pt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ext-properties fo:font-size="11pt" style:font-size-asian="11pt" style:font-size-complex="11pt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style:text-position="33% 58%"/>
    </style:style>
    <style:style style:name="T3" style:family="text">
      <style:text-properties style:text-position="super 58%" style:font-size-complex="6.80000019073486pt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name-asian="Gill Sans MT" style:font-size-asian="12pt" style:font-style-asian="normal" style:font-style-complex="normal"/>
    </style:style>
    <style:style style:name="T6" style:family="text">
      <style:text-properties fo:font-size="12pt" fo:font-style="normal" style:font-name-asian="Gill Sans MT" style:font-size-asian="12pt" style:font-style-asian="normal" style:font-style-complex="normal"/>
    </style:style>
    <style:style style:name="T7" style:family="text">
      <style:text-properties fo:font-style="normal" style:font-name-asian="FreeSans" style:font-size-asian="12pt" style:font-style-asian="normal" style:font-style-complex="normal"/>
    </style:style>
    <style:style style:name="T8" style:family="text">
      <style:text-properties style:text-position="super"/>
    </style:style>
    <style:style style:name="T9" style:family="text">
      <style:text-properties style:text-position="33%"/>
    </style:style>
    <style:style style:name="T10" style:family="text">
      <style:text-properties style:text-position="super" style:font-size-complex="6.80000019073486pt"/>
    </style:style>
    <style:style style:name="T11" style:family="text">
      <style:text-properties fo:font-style="normal" style:font-name-asian="FreeSans" style:font-size-asian="12pt" style:font-style-asian="normal" style:font-style-complex="normal"/>
    </style:style>
    <style:style style:name="T12" style:family="text">
      <style:text-properties fo:font-style="normal" style:font-size-asian="12pt" style:font-style-asian="normal" style:font-style-complex="normal" style:font-name-asian="Gill Sans MT"/>
    </style:style>
    <style:style style:name="T13" style:family="text">
      <style:text-properties fo:font-style="normal" style:font-size-asian="12pt" style:font-style-asian="normal" style:font-style-complex="normal" fo:font-size="12pt" style:font-name-asian="Gill Sans MT"/>
    </style:style>
    <style:style style:name="T14" style:family="text">
      <style:text-properties fo:font-style="normal" style:font-size-asian="12pt" style:font-style-asian="normal" style:font-style-complex="normal" style:font-name-asian="FreeSans"/>
    </style:style>
    <style:style style:name="T15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 table:acceptance-state="accepted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 table:acceptance-state="accepted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 table:acceptance-state="accepted">
          <table:cell-address table:column="0" table:row="25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25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25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25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4" table:row="25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25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26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26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25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 table:acceptance-state="accepted">
          <table:cell-address table:column="2" table:row="26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26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26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5" table:row="26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acceptance-state="accepted" table:type="row" table:position="18" table:table="4">
          <office:change-info>
            <dc:creator> </dc:creator>
            <dc:date>2017-04-19T11:31:44.167862562</dc:date>
          </office:change-info>
          <table:dependencies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 table:acceptance-state="accepted">
          <table:cell-address table:column="0" table:row="18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" table:row="18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18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8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4" table:row="18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5" table:row="18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acceptance-state="accepted" table:type="row" table:position="19" table:table="4">
          <office:change-info>
            <dc:creator> </dc:creator>
            <dc:date>2017-04-19T11:33:15.801941335</dc:date>
          </office:change-info>
          <table:dependencies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 table:acceptance-state="accepted">
          <table:cell-address table:column="0" table:row="19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19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19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3" table:row="19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4" table:row="19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5" table:row="19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acceptance-state="accepted" table:type="row" table:position="20" table:table="4">
          <office:change-info>
            <dc:creator> </dc:creator>
            <dc:date>2017-04-19T11:34:27.850824157</dc:date>
          </office:change-info>
          <table:dependencies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 table:acceptance-state="accepted">
          <table:cell-address table:column="0" table:row="20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" table:row="20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2" table:row="20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20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 table:acceptance-state="accepted">
          <table:cell-address table:column="3" table:row="20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4" table:row="20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5" table:row="20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4" table:row="18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 table:acceptance-state="accepted">
          <table:cell-address table:column="2" table:row="20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 table:acceptance-state="accepted">
          <table:cell-address table:column="2" table:row="15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 table:acceptance-state="accepted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4">The system shall provide a <text:s/></text:span><text:span text:style-name="T5">fully automated control for all aspects of the river system.</text:span></text:p>
            </table:change-track-table-cell>
          </table:previous>
        </table:cell-content-change>
        <table:insertion table:id="ct46" table:acceptance-state="accepted" table:type="row" table:position="21" table:table="4">
          <office:change-info>
            <dc:creator> </dc:creator>
            <dc:date>2017-04-19T11:37:40.608379513</dc:date>
          </office:change-info>
          <table:dependencies>
            <table:dependency table:id="ct173"/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 table:acceptance-state="accepted">
          <table:cell-address table:column="0" table:row="21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" table:row="21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2" table:row="21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3" table:row="20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 table:acceptance-state="accepted">
          <table:cell-address table:column="3" table:row="21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4" table:row="21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5" table:row="21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15">th</text:span> April 2017</text:p>
            </table:change-track-table-cell>
          </table:previous>
        </table:cell-content-change>
        <table:cell-content-change table:id="ct73" table:acceptance-state="accepted">
          <table:cell-address table:column="2" table:row="19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 table:acceptance-state="accepted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acceptance-state="accepted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 table:acceptance-state="accepted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15">th</text:span> April 2017</text:p>
            </table:change-track-table-cell>
          </table:previous>
        </table:cell-content-change>
        <table:cell-content-change table:id="ct83" table:acceptance-state="accepted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 table:acceptance-state="accepted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 table:acceptance-state="accepted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 table:acceptance-state="accepted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 table:acceptance-state="accepted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 table:acceptance-state="accepted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 table:acceptance-state="accepted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 table:acceptance-state="accepted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 table:acceptance-state="accepted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 table:acceptance-state="accepted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 table:acceptance-state="accepted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 table:acceptance-state="accepted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 table:acceptance-state="accepted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 table:acceptance-state="accepted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 table:acceptance-state="accepted">
          <table:cell-address table:column="0" table:row="6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 table:acceptance-state="accepted">
          <table:cell-address table:column="0" table:row="7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 table:acceptance-state="accepted">
          <table:cell-address table:column="0" table:row="8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 table:acceptance-state="accepted">
          <table:cell-address table:column="0" table:row="9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 table:acceptance-state="accepted">
          <table:cell-address table:column="0" table:row="15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 table:acceptance-state="accepted">
          <table:cell-address table:column="0" table:row="17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 table:acceptance-state="accepted">
          <table:cell-address table:column="0" table:row="18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 table:acceptance-state="accepted">
          <table:cell-address table:column="0" table:row="19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 table:acceptance-state="accepted">
          <table:cell-address table:column="0" table:row="20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 table:acceptance-state="accepted">
          <table:cell-address table:column="0" table:row="21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 table:acceptance-state="accepted">
          <table:cell-address table:column="0" table:row="25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 table:acceptance-state="accepted">
          <table:cell-address table:column="0" table:row="26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 table:acceptance-state="accepted">
          <table:cell-address table:column="0" table:row="8" table:table="5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 table:acceptance-state="accepted">
          <table:cell-address table:column="0" table:row="9" table:table="5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 table:acceptance-state="accepted">
          <table:cell-address table:column="0" table:row="10" table:table="5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 table:acceptance-state="accepted">
          <table:cell-address table:column="0" table:row="7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 table:acceptance-state="accepted">
          <table:cell-address table:column="0" table:row="7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acceptance-state="accepted" table:type="row" table:position="10" table:table="4">
          <office:change-info>
            <dc:creator>Hamish MB</dc:creator>
            <dc:date>2017-04-21T11:25:28.488581665</dc:date>
          </office:change-info>
          <table:dependencies>
            <table:dependency table:id="ct168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 table:acceptance-state="accepted">
          <table:cell-address table:column="1" table:row="15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 table:acceptance-state="accepted">
          <table:cell-address table:column="1" table:row="16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 table:acceptance-state="accepted">
          <table:cell-address table:column="1" table:row="17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 table:acceptance-state="accepted">
          <table:cell-address table:column="1" table:row="16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 table:acceptance-state="accepted">
          <table:cell-address table:column="1" table:row="18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 table:acceptance-state="accepted">
          <table:cell-address table:column="1" table:row="19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 table:acceptance-state="accepted">
          <table:cell-address table:column="1" table:row="20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 table:acceptance-state="accepted">
          <table:cell-address table:column="1" table:row="21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 table:acceptance-state="accepted">
          <table:cell-address table:column="1" table:row="10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2" table:row="10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3" table:row="10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10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5" table:row="10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5" table:row="10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acceptance-state="accepted" table:type="row" table:position="11" table:table="4">
          <office:change-info>
            <dc:creator>Hamish MB</dc:creator>
            <dc:date>2017-04-21T11:28:25.781008546</dc:date>
          </office:change-info>
          <table:dependencies>
            <table:dependency table:id="ct169"/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 table:acceptance-state="accepted">
          <table:cell-address table:column="1" table:row="11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2" table:row="11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3" table:row="11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4" table:row="11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5" table:row="11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acceptance-state="accepted" table:type="row" table:position="12" table:table="4">
          <office:change-info>
            <dc:creator>Hamish MB</dc:creator>
            <dc:date>2017-04-21T11:29:29.466571600</dc:date>
          </office:change-info>
          <table:dependencies>
            <table:dependency table:id="ct170"/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 table:acceptance-state="accepted">
          <table:cell-address table:column="1" table:row="12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2" table:row="12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3" table:row="12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4" table:row="12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5" table:row="12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acceptance-state="accepted" table:type="row" table:position="13" table:table="4">
          <office:change-info>
            <dc:creator>Hamish MB</dc:creator>
            <dc:date>2017-04-21T11:30:17.834831854</dc:date>
          </office:change-info>
          <table:dependencies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 table:acceptance-state="accepted">
          <table:cell-address table:column="1" table:row="13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2" table:row="12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 table:acceptance-state="accepted">
          <table:cell-address table:column="2" table:row="13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3" table:row="13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4" table:row="13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5" table:row="13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acceptance-state="accepted" table:type="row" table:position="14" table:table="4">
          <office:change-info>
            <dc:creator>Hamish MB</dc:creator>
            <dc:date>2017-04-21T11:31:26.388802396</dc:date>
          </office:change-info>
          <table:dependencies>
            <table:dependency table:id="ct171"/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 table:acceptance-state="accepted">
          <table:cell-address table:column="1" table:row="14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2" table:row="14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3" table:row="14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4" table:row="14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5" table:row="14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acceptance-state="accepted" table:type="row" table:position="22" table:table="4">
          <office:change-info>
            <dc:creator>Hamish MB</dc:creator>
            <dc:date>2017-04-21T11:32:35.692885178</dc:date>
          </office:change-info>
          <table:dependencies>
            <table:dependency table:id="ct174"/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 table:acceptance-state="accepted">
          <table:cell-address table:column="1" table:row="22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2" table:row="22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3" table:row="22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4" table:row="22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5" table:row="22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<text:span text:style-name="T15">th</text:span> April 2017</text:p>
            </table:change-track-table-cell>
          </table:previous>
        </table:cell-content-change>
        <table:cell-content-change table:id="ct161" table:acceptance-state="accepted">
          <table:cell-address table:column="0" table:row="3" table:table="0"/>
          <office:change-info>
            <dc:creator>Hamish MB</dc:creator>
            <dc:date>2017-04-25T12:30:28.426071470</dc:date>
          </office:change-info>
          <table:previous table:id="ct160">
            <table:change-track-table-cell office:value-type="string">
              <text:p>Version 0.4.1, 21<text:span text:style-name="T15">st</text:span> April 2017</text:p>
            </table:change-track-table-cell>
          </table:previous>
        </table:cell-content-change>
        <table:cell-content-change table:id="ct162" table:acceptance-state="accepted">
          <table:cell-address table:column="0" table:row="3" table:table="0"/>
          <office:change-info>
            <dc:creator>Hamish MB</dc:creator>
            <dc:date>2017-04-25T12:30:36.432128561</dc:date>
          </office:change-info>
          <table:previous table:id="ct161">
            <table:change-track-table-cell office:value-type="string">
              <text:p>Version 0.5, 21<text:span text:style-name="T15">st</text:span> April 2017</text:p>
            </table:change-track-table-cell>
          </table:previous>
        </table:cell-content-change>
        <table:cell-content-change table:id="ct163" table:acceptance-state="accepted">
          <table:cell-address table:column="0" table:row="3" table:table="0"/>
          <office:change-info>
            <dc:creator>Hamish MB</dc:creator>
            <dc:date>2017-04-25T12:30:40.421085108</dc:date>
          </office:change-info>
          <table:previous table:id="ct162">
            <table:change-track-table-cell office:value-type="string">
              <text:p>Version 0.5, 25<text:span text:style-name="T15">tht</text:span> April 2017</text:p>
            </table:change-track-table-cell>
          </table:previous>
        </table:cell-content-change>
        <table:cell-content-change table:id="ct164" table:acceptance-state="accepted">
          <table:cell-address table:column="5" table:row="11" table:table="2"/>
          <office:change-info>
            <dc:creator>Hamish MB</dc:creator>
            <dc:date>2017-04-25T12:31:27.164440736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65" table:acceptance-state="accepted">
          <table:cell-address table:column="0" table:row="14" table:table="2"/>
          <office:change-info>
            <dc:creator>Hamish MB</dc:creator>
            <dc:date>2017-04-25T12:31:33.797811641</dc:date>
          </office:change-info>
          <table:previous table:id="ct2">
            <table:change-track-table-cell office:value-type="string">
              <text:p>Notes:</text:p>
            </table:change-track-table-cell>
          </table:previous>
        </table:cell-content-change>
        <table:cell-content-change table:id="ct166" table:acceptance-state="accepted">
          <table:cell-address table:column="1" table:row="14" table:table="2"/>
          <office:change-info>
            <dc:creator>Hamish MB</dc:creator>
            <dc:date>2017-04-25T12:31:40.815141746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167" table:acceptance-state="accepted">
          <table:cell-address table:column="2" table:row="14" table:table="2"/>
          <office:change-info>
            <dc:creator>Hamish MB</dc:creator>
            <dc:date>2017-04-25T12:31:44.922876382</dc:date>
          </office:change-info>
          <table:previous table:id="ct6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168" table:acceptance-state="accepted">
          <table:cell-address table:column="2" table:row="10" table:table="4"/>
          <office:change-info>
            <dc:creator>Hamish MB</dc:creator>
            <dc:date>2017-04-25T12:32:40.317563850</dc:date>
          </office:change-info>
          <table:previous table:id="ct124">
            <table:change-track-table-cell office:value-type="string">
              <text:p>The system shall have full control over the main pump, as well as the secondary water barrel pump</text:p>
            </table:change-track-table-cell>
          </table:previous>
        </table:cell-content-change>
        <table:cell-content-change table:id="ct169" table:acceptance-state="accepted">
          <table:cell-address table:column="2" table:row="11" table:table="4"/>
          <office:change-info>
            <dc:creator>Hamish MB</dc:creator>
            <dc:date>2017-04-25T12:32:52.242729377</dc:date>
          </office:change-info>
          <table:previous table:id="ct131">
            <table:change-track-table-cell office:value-type="string">
              <text:p>The system shall utilise ultrasonic sensors to monitor the level of water in the sump and the barrels.</text:p>
            </table:change-track-table-cell>
          </table:previous>
        </table:cell-content-change>
        <table:cell-content-change table:id="ct170" table:acceptance-state="accepted">
          <table:cell-address table:column="2" table:row="12" table:table="4"/>
          <office:change-info>
            <dc:creator>Hamish MB</dc:creator>
            <dc:date>2017-04-25T12:33:00.062779681</dc:date>
          </office:change-info>
          <table:previous table:id="ct143">
            <table:change-track-table-cell office:value-type="string">
              <text:p>The system shall have additional ultrasonic sensors in the river for leak detection/targeting.</text:p>
            </table:change-track-table-cell>
          </table:previous>
        </table:cell-content-change>
        <table:cell-content-change table:id="ct171" table:acceptance-state="accepted">
          <table:cell-address table:column="2" table:row="14" table:table="4"/>
          <office:change-info>
            <dc:creator>Hamish MB</dc:creator>
            <dc:date>2017-04-25T12:33:15.366996475</dc:date>
          </office:change-info>
          <table:previous table:id="ct150">
            <table:change-track-table-cell office:value-type="string">
              <text:p>The system shall use a small computer system (ideally with redundancy) to manage all its’ functions.</text:p>
            </table:change-track-table-cell>
          </table:previous>
        </table:cell-content-change>
        <table:cell-content-change table:id="ct172" table:acceptance-state="accepted">
          <table:cell-address table:column="2" table:row="17" table:table="4"/>
          <office:change-info>
            <dc:creator>Hamish MB</dc:creator>
            <dc:date>2017-04-25T12:33:35.853042919</dc:date>
          </office:change-info>
          <table:previous>
            <table:change-track-table-cell office:value-type="string">
              <text:p>A Graphical User Interface (GUI) shall be provided.</text:p>
            </table:change-track-table-cell>
          </table:previous>
        </table:cell-content-change>
        <table:cell-content-change table:id="ct173">
          <table:cell-address table:column="2" table:row="21" table:table="4"/>
          <office:change-info>
            <dc:creator>Hamish MB</dc:creator>
            <dc:date>2017-04-26T12:37:51.614070350</dc:date>
          </office:change-info>
          <table:previous table:id="ct49">
            <table:change-track-table-cell office:value-type="string">
              <text:p>The GUI will be controllable via a PC in the main building and/or directly at the location of the embedded system.</text:p>
            </table:change-track-table-cell>
          </table:previous>
        </table:cell-content-change>
        <table:cell-content-change table:id="ct174">
          <table:cell-address table:column="2" table:row="22" table:table="4"/>
          <office:change-info>
            <dc:creator>Hamish MB</dc:creator>
            <dc:date>2017-04-26T12:37:57.965703494</dc:date>
          </office:change-info>
          <table:previous table:id="ct156">
            <table:change-track-table-cell office:value-type="string">
              <text:p>The system will be capable of diagnosing and reporting leaks/faults/clogged filters</text:p>
            </table:change-track-table-cell>
          </table:previous>
        </table:cell-content-change>
        <table:cell-content-change table:id="ct175">
          <table:cell-address table:column="0" table:row="3" table:table="0"/>
          <office:change-info>
            <dc:creator>Hamish MB</dc:creator>
            <dc:date>2017-04-26T12:41:28.970320081</dc:date>
          </office:change-info>
          <table:previous table:id="ct163">
            <table:change-track-table-cell office:value-type="string">
              <text:p>Version 0.5, 25<text:span text:style-name="T15">th</text:span> April 2017</text:p>
            </table:change-track-table-cell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6CAEC1F41DA2E617.png" xlink:type="simple" xlink:show="embed" xlink:actuate="onLoad">
              <text:p/>
            </draw:image>
          </draw:frame>
        </table:shapes>
        <table:table-column table:style-name="co1" table:default-cell-style-name="ce66"/>
        <table:table-column table:style-name="co1" table:number-columns-repeated="4" table:default-cell-style-name="ce67"/>
        <table:table-column table:style-name="co10" table:default-cell-style-name="ce67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0">
          <table:table-cell table:style-name="ce63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63"/>
          <table:table-cell table:style-name="Default" table:number-columns-repeated="5"/>
          <table:table-cell table:number-columns-repeated="3"/>
        </table:table-row>
        <table:table-row table:style-name="ro11">
          <table:table-cell table:style-name="ce64" office:value-type="string" calcext:value-type="string" table:number-columns-spanned="9" table:number-rows-spanned="1">
            <text:p>Version 0.5.1, 26<text:span text:style-name="T8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63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65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65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7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7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7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7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7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12">
          <table:table-cell table:style-name="ce68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91"/>
        <table:table-column table:style-name="co3" table:number-columns-repeated="2" table:default-cell-style-name="ce91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5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69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70" office:value-type="string" calcext:value-type="string" table:number-columns-spanned="2" table:number-rows-spanned="1">
              <text:p>Requirement Numbers</text:p>
            </table:table-cell>
            <table:covered-table-cell table:style-name="ce70"/>
            <table:table-cell table:style-name="ce70" office:value-type="string" calcext:value-type="string" table:number-columns-spanned="1" table:number-rows-spanned="2">
              <text:p>Requirement</text:p>
            </table:table-cell>
            <table:table-cell table:style-name="ce70" office:value-type="string" calcext:value-type="string" table:number-columns-spanned="1" table:number-rows-spanned="2">
              <text:p>Priority</text:p>
            </table:table-cell>
            <table:table-cell table:style-name="ce70" office:value-type="string" calcext:value-type="string" table:number-columns-spanned="1" table:number-rows-spanned="2">
              <text:p>Type</text:p>
            </table:table-cell>
            <table:table-cell table:style-name="ce70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70" office:value-type="string" calcext:value-type="string">
              <text:p>Source</text:p>
            </table:table-cell>
            <table:table-cell table:style-name="ce70" office:value-type="string" calcext:value-type="string">
              <text:p>Derived</text:p>
            </table:table-cell>
            <table:covered-table-cell table:number-columns-repeated="4" table:style-name="ce70"/>
          </table:table-row>
        </table:table-header-rows>
        <table:table-row table:style-name="ro5">
          <table:table-cell table:style-name="ce71" office:value-type="string" calcext:value-type="string">
            <text:p>2.1.1</text:p>
          </table:table-cell>
          <table:table-cell table:style-name="ce77"/>
          <table:table-cell table:style-name="ce81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float" office:value="1.1" calcext:value-type="float">
            <text:p>1.1</text:p>
          </table:table-cell>
          <table:table-cell table:style-name="ce82" office:value-type="string" calcext:value-type="string">
            <text:p>The Project shall remove obstructions to water flow in the river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72"/>
          <table:table-cell table:style-name="ce72" office:value-type="float" office:value="1.2" calcext:value-type="float">
            <text:p>1.2</text:p>
          </table:table-cell>
          <table:table-cell table:style-name="ce82" office:value-type="string" calcext:value-type="string">
            <text:p>The Project shall remove obstructions to water flow in the plumbing system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72"/>
          <table:table-cell table:style-name="ce72" office:value-type="float" office:value="1.3" calcext:value-type="float">
            <text:p>1.3</text:p>
          </table:table-cell>
          <table:table-cell table:style-name="ce82" office:value-type="string" calcext:value-type="string">
            <text:p>The Project shall provide a more powerful, more efficient, variable speed pump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73" office:value-type="string" calcext:value-type="string">
            <text:p>2.1.2</text:p>
          </table:table-cell>
          <table:table-cell table:style-name="ce78"/>
          <table:table-cell table:style-name="ce83" office:value-type="string" calcext:value-type="string">
            <text:p>Reduce the dependence of the river system on mains water.</text:p>
          </table:table-cell>
          <table:table-cell table:style-name="ce88" office:value-type="float" office:value="1" calcext:value-type="float">
            <text:p>1</text:p>
          </table:table-cell>
          <table:table-cell table:style-name="ce94" office:value-type="string" calcext:value-type="string">
            <text:p>Essential</text:p>
          </table:table-cell>
          <table:table-cell table:style-name="ce97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float" office:value="1.4" calcext:value-type="float">
            <text:p>1.4</text:p>
          </table:table-cell>
          <table:table-cell table:style-name="ce82" office:value-type="string" calcext:value-type="string">
            <text:p>The system shall maintain the integrity of the river bed by stopping all identifiable leaks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 <text:span text:style-name="T9">1</text:span></text:p>
          </table:table-cell>
        </table:table-row>
        <table:table-row table:style-name="ro7">
          <table:table-cell table:style-name="ce74" table:number-columns-repeated="2"/>
          <table:table-cell table:style-name="ce84"/>
          <table:table-cell table:style-name="ce89" table:number-columns-repeated="3"/>
        </table:table-row>
        <table:table-row table:style-name="ro8">
          <table:table-cell table:style-name="ce75" office:value-type="string" calcext:value-type="string">
            <text:p>Notes: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89" table:number-columns-repeated="3"/>
        </table:table-row>
        <table:table-row table:style-name="ro7">
          <table:table-cell table:style-name="ce76"/>
          <table:table-cell table:style-name="ce80"/>
          <table:table-cell table:style-name="ce85"/>
          <table:table-cell table:style-name="ce89" table:number-columns-repeated="3"/>
        </table:table-row>
        <table:table-row table:style-name="ro7" table:number-rows-repeated="106">
          <table:table-cell table:style-name="ce76" table:number-columns-repeated="3"/>
          <table:table-cell table:style-name="ce90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76"/>
        <table:table-column table:style-name="co4" table:default-cell-style-name="ce76"/>
        <table:table-column table:style-name="co1" table:number-columns-repeated="2" table:default-cell-style-name="ce90"/>
        <table:table-column table:style-name="co6" table:default-cell-style-name="ce90"/>
        <table:table-row table:style-name="ro1">
          <table:table-cell table:style-name="Default" table:number-columns-repeated="6"/>
        </table:table-row>
        <table:table-row table:style-name="ro4">
          <table:table-cell table:style-name="ce98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03"/>
        </table:table-row>
        <table:table-row table:style-name="ro4">
          <table:table-cell table:style-name="ce99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103"/>
        </table:table-row>
        <table:table-row table:style-name="ro1">
          <table:table-cell table:style-name="ce100" table:number-columns-repeated="6"/>
        </table:table-row>
        <table:table-row table:style-name="ro5">
          <table:table-cell table:style-name="ce101" office:value-type="string" calcext:value-type="string" table:number-columns-spanned="2" table:number-rows-spanned="1">
            <text:p>Requirement Numbers</text:p>
          </table:table-cell>
          <table:covered-table-cell table:style-name="ce101"/>
          <table:table-cell table:style-name="ce101" office:value-type="string" calcext:value-type="string" table:number-columns-spanned="1" table:number-rows-spanned="2">
            <text:p>Requirement</text:p>
          </table:table-cell>
          <table:table-cell table:style-name="ce101" office:value-type="string" calcext:value-type="string" table:number-columns-spanned="1" table:number-rows-spanned="2">
            <text:p>Priority</text:p>
          </table:table-cell>
          <table:table-cell table:style-name="ce101" office:value-type="string" calcext:value-type="string" table:number-columns-spanned="1" table:number-rows-spanned="2">
            <text:p>Type</text:p>
          </table:table-cell>
          <table:table-cell table:style-name="ce101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101" office:value-type="string" calcext:value-type="string">
            <text:p>Source</text:p>
          </table:table-cell>
          <table:table-cell table:style-name="ce101" office:value-type="string" calcext:value-type="string">
            <text:p>Derived</text:p>
          </table:table-cell>
          <table:covered-table-cell table:number-columns-repeated="4" table:style-name="ce101"/>
        </table:table-row>
        <table:table-row table:style-name="ro5">
          <table:table-cell table:style-name="ce81" office:value-type="string" calcext:value-type="string">
            <text:p>2.1.1</text:p>
          </table:table-cell>
          <table:table-cell table:style-name="ce104"/>
          <table:table-cell table:style-name="ce81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In progress</text:p>
          </table:table-cell>
        </table:table-row>
        <table:table-row table:style-name="ro5">
          <table:table-cell table:style-name="ce82"/>
          <table:table-cell table:style-name="ce82" office:value-type="float" office:value="2.1" calcext:value-type="float">
            <text:p>2.1</text:p>
          </table:table-cell>
          <table:table-cell table:style-name="ce82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82"/>
          <table:table-cell table:style-name="ce82" office:value-type="float" office:value="2.2" calcext:value-type="float">
            <text:p>2.2</text:p>
          </table:table-cell>
          <table:table-cell table:style-name="ce82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82"/>
          <table:table-cell table:style-name="ce82" office:value-type="float" office:value="2.3" calcext:value-type="float">
            <text:p>2.3</text:p>
          </table:table-cell>
          <table:table-cell table:style-name="ce82" office:value-type="string" calcext:value-type="string">
            <text:p>The system shall provide a pre-sump filter to prevent large debris from reaching the pump impeller inlet filter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In progress</text:p>
          </table:table-cell>
        </table:table-row>
        <table:table-row table:style-name="ro5">
          <table:table-cell table:style-name="ce83" office:value-type="string" calcext:value-type="string">
            <text:p>2.1.3</text:p>
          </table:table-cell>
          <table:table-cell table:style-name="ce105"/>
          <table:table-cell table:style-name="ce83" office:value-type="string" calcext:value-type="string">
            <text:p>Enhance WMT as a Visitor Attraction.</text:p>
          </table:table-cell>
          <table:table-cell table:style-name="ce88" office:value-type="float" office:value="1" calcext:value-type="float">
            <text:p>1</text:p>
          </table:table-cell>
          <table:table-cell table:style-name="ce94" office:value-type="string" calcext:value-type="string">
            <text:p>Essential</text:p>
          </table:table-cell>
          <table:table-cell table:style-name="ce97" office:value-type="string" calcext:value-type="string">
            <text:p>In progress<text:span text:style-name="T9">1</text:span></text:p>
          </table:table-cell>
        </table:table-row>
        <table:table-row table:style-name="ro5">
          <table:table-cell table:style-name="ce82"/>
          <table:table-cell table:style-name="ce82" office:value-type="float" office:value="2.4" calcext:value-type="float">
            <text:p>2.4</text:p>
          </table:table-cell>
          <table:table-cell table:style-name="ce82" office:value-type="string" calcext:value-type="string">
            <text:p>A variety of suitable plants shall be planted in the bog garden to create a new eco-system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Complete</text:p>
          </table:table-cell>
        </table:table-row>
        <table:table-row table:style-name="ro5">
          <table:table-cell table:style-name="ce82"/>
          <table:table-cell table:style-name="ce82" office:value-type="string" calcext:value-type="string">
            <text:p>2.4.1</text:p>
          </table:table-cell>
          <table:table-cell table:style-name="ce82" office:value-type="string" calcext:value-type="string">
            <text:p>The locations of all plants shall be documented.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02"/>
          <table:table-cell table:style-name="ce89"/>
          <table:table-cell table:style-name="ce106"/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76"/>
        <table:table-column table:style-name="co4" table:default-cell-style-name="ce76"/>
        <table:table-column table:style-name="co1" table:number-columns-repeated="2" table:default-cell-style-name="ce90"/>
        <table:table-column table:style-name="co6" table:default-cell-style-name="ce90"/>
        <table:table-row table:style-name="ro1">
          <table:table-cell table:style-name="Default" table:number-columns-repeated="6"/>
        </table:table-row>
        <table:table-row table:style-name="ro4">
          <table:table-cell table:style-name="ce98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03"/>
        </table:table-row>
        <table:table-row table:style-name="ro4">
          <table:table-cell table:style-name="ce99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103"/>
        </table:table-row>
        <table:table-row table:style-name="ro1">
          <table:table-cell table:style-name="ce103" table:number-columns-repeated="6"/>
        </table:table-row>
        <table:table-row table:style-name="ro7">
          <table:table-cell table:style-name="ce107" office:value-type="string" calcext:value-type="string" table:number-columns-spanned="2" table:number-rows-spanned="1">
            <text:p>Requirement Numbers</text:p>
          </table:table-cell>
          <table:covered-table-cell table:style-name="ce108"/>
          <table:table-cell table:style-name="ce70" office:value-type="string" calcext:value-type="string" table:number-columns-spanned="1" table:number-rows-spanned="2">
            <text:p>Requirement</text:p>
          </table:table-cell>
          <table:table-cell table:style-name="ce70" office:value-type="string" calcext:value-type="string" table:number-columns-spanned="1" table:number-rows-spanned="2">
            <text:p>Priority</text:p>
          </table:table-cell>
          <table:table-cell table:style-name="ce70" office:value-type="string" calcext:value-type="string" table:number-columns-spanned="1" table:number-rows-spanned="2">
            <text:p>Type</text:p>
          </table:table-cell>
          <table:table-cell table:style-name="ce7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70" office:value-type="string" calcext:value-type="string">
            <text:p>Source</text:p>
          </table:table-cell>
          <table:table-cell table:style-name="ce70" office:value-type="string" calcext:value-type="string">
            <text:p>Derived</text:p>
          </table:table-cell>
          <table:covered-table-cell table:number-columns-repeated="4" table:style-name="ce70"/>
        </table:table-row>
        <table:table-row table:style-name="ro5">
          <table:table-cell table:style-name="ce71" office:value-type="string" calcext:value-type="string">
            <text:p>2.1.2</text:p>
          </table:table-cell>
          <table:table-cell table:style-name="ce77"/>
          <table:table-cell table:style-name="ce92" office:value-type="string" calcext:value-type="string">
            <text:p>Reduce the dependence of the river system on mains water.</text:p>
          </table:table-cell>
          <table:table-cell table:style-name="ce86" office:value-type="float" office:value="1" calcext:value-type="float">
            <text:p>1</text:p>
          </table:table-cell>
          <table:table-cell table:style-name="ce71" office:value-type="string" calcext:value-type="string">
            <text:p>Essential</text:p>
          </table:table-cell>
          <table:table-cell table:style-name="ce109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float" office:value="3.1" calcext:value-type="float">
            <text:p>3.1</text:p>
          </table:table-cell>
          <table:table-cell table:style-name="ce93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87" office:value-type="float" office:value="1" calcext:value-type="float">
            <text:p>1</text:p>
          </table:table-cell>
          <table:table-cell table:style-name="ce72" office:value-type="string" calcext:value-type="string">
            <text:p>Essential</text:p>
          </table:table-cell>
          <table:table-cell table:style-name="ce110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3.1.1</text:p>
          </table:table-cell>
          <table:table-cell table:style-name="ce93" office:value-type="string" calcext:value-type="string">
            <text:p>The necessary piping shall be provided between the water butts and the river.</text:p>
          </table:table-cell>
          <table:table-cell table:style-name="ce87" office:value-type="float" office:value="1" calcext:value-type="float">
            <text:p>1</text:p>
          </table:table-cell>
          <table:table-cell table:style-name="ce72" office:value-type="string" calcext:value-type="string">
            <text:p>Essential</text:p>
          </table:table-cell>
          <table:table-cell table:style-name="ce110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3.1.2</text:p>
          </table:table-cell>
          <table:table-cell table:style-name="ce93" office:value-type="string" calcext:value-type="string">
            <text:p>A method of transferring water from the sump to the butts shall be provided.<text:span text:style-name="T10"> 1</text:span></text:p>
          </table:table-cell>
          <table:table-cell table:style-name="ce87" office:value-type="float" office:value="1" calcext:value-type="float">
            <text:p>1</text:p>
          </table:table-cell>
          <table:table-cell table:style-name="ce72" office:value-type="string" calcext:value-type="string">
            <text:p>Essential</text:p>
          </table:table-cell>
          <table:table-cell table:style-name="ce110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3.1.3</text:p>
          </table:table-cell>
          <table:table-cell table:style-name="ce93" office:value-type="string" calcext:value-type="string">
            <text:p>A stop-tap shall be provided to control the flow of water from the butts to the river.</text:p>
          </table:table-cell>
          <table:table-cell table:style-name="ce87" office:value-type="float" office:value="1" calcext:value-type="float">
            <text:p>1</text:p>
          </table:table-cell>
          <table:table-cell table:style-name="ce72" office:value-type="string" calcext:value-type="string">
            <text:p>Essential</text:p>
          </table:table-cell>
          <table:table-cell table:style-name="ce110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3.1.4</text:p>
          </table:table-cell>
          <table:table-cell table:style-name="ce93" office:value-type="string" calcext:value-type="string">
            <text:p>An overflow facility shall be provided for each butt.</text:p>
          </table:table-cell>
          <table:table-cell table:style-name="ce87" office:value-type="float" office:value="2" calcext:value-type="float">
            <text:p>2</text:p>
          </table:table-cell>
          <table:table-cell table:style-name="ce72" office:value-type="string" calcext:value-type="string">
            <text:p>Desirable</text:p>
          </table:table-cell>
          <table:table-cell table:style-name="ce110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75" office:value-type="string" calcext:value-type="string">
            <text:p>Notes: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76"/>
        <table:table-column table:style-name="co4" table:default-cell-style-name="ce76"/>
        <table:table-column table:style-name="co1" table:default-cell-style-name="ce90"/>
        <table:table-column table:style-name="co7" table:default-cell-style-name="ce90"/>
        <table:table-column table:style-name="co8" table:default-cell-style-name="ce90"/>
        <table:table-row table:style-name="ro4">
          <table:table-cell table:style-name="ce6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9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70" office:value-type="string" calcext:value-type="string" table:number-columns-spanned="2" table:number-rows-spanned="1">
            <text:p>Requirement Numbers</text:p>
          </table:table-cell>
          <table:covered-table-cell table:style-name="ce70"/>
          <table:table-cell table:style-name="ce70" office:value-type="string" calcext:value-type="string" table:number-columns-spanned="1" table:number-rows-spanned="2">
            <text:p>Requirement</text:p>
          </table:table-cell>
          <table:table-cell table:style-name="ce70" office:value-type="string" calcext:value-type="string" table:number-columns-spanned="1" table:number-rows-spanned="2">
            <text:p>Priority</text:p>
          </table:table-cell>
          <table:table-cell table:style-name="ce70" office:value-type="string" calcext:value-type="string" table:number-columns-spanned="1" table:number-rows-spanned="2">
            <text:p>Type</text:p>
          </table:table-cell>
          <table:table-cell table:style-name="ce7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70" office:value-type="string" calcext:value-type="string">
            <text:p>Source</text:p>
          </table:table-cell>
          <table:table-cell table:style-name="ce70" office:value-type="string" calcext:value-type="string">
            <text:p>Derived</text:p>
          </table:table-cell>
          <table:covered-table-cell table:number-columns-repeated="4" table:style-name="ce70"/>
        </table:table-row>
        <table:table-row table:style-name="ro5">
          <table:table-cell table:style-name="ce71" office:value-type="string" calcext:value-type="string">
            <text:p>2.1.1</text:p>
          </table:table-cell>
          <table:table-cell table:style-name="ce77"/>
          <table:table-cell table:style-name="ce92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In progress</text:p>
          </table:table-cell>
        </table:table-row>
        <table:table-row table:style-name="ro5">
          <table:table-cell table:style-name="ce72"/>
          <table:table-cell table:style-name="ce72" office:value-type="float" office:value="4.1" calcext:value-type="float">
            <text:p>4.1</text:p>
          </table:table-cell>
          <table:table-cell table:style-name="ce93" office:value-type="string" calcext:value-type="string">
            <text:p>Capture Requirement for the Phase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This document</text:p>
          </table:table-cell>
        </table:table-row>
        <table:table-row table:style-name="ro5">
          <table:table-cell table:style-name="ce72"/>
          <table:table-cell table:style-name="ce72" office:value-type="float" office:value="4.2" calcext:value-type="float">
            <text:p>4.2</text:p>
          </table:table-cell>
          <table:table-cell table:style-name="ce93" office:value-type="string" calcext:value-type="string">
            <text:p>Develop high level design for the system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float" office:value="4.3" calcext:value-type="float">
            <text:p>4.3</text:p>
          </table:table-cell>
          <table:table-cell table:style-name="ce113" office:value-type="string" calcext:value-type="string">
            <text:p><text:span text:style-name="T11">The system shall provide a </text:span><text:span text:style-name="T12">fully automated control for all aspects of the river system.</text:span>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</text:p>
          </table:table-cell>
          <table:table-cell table:style-name="ce93" office:value-type="string" calcext:value-type="string">
            <text:p>Automated control of the system shall utilise embedded computer techniques. 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.1</text:p>
          </table:table-cell>
          <table:table-cell table:style-name="ce93" office:value-type="string" calcext:value-type="string">
            <text:p>The system shall have full control over the main pump, as well as the secondary water barrel pump(s)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.2</text:p>
          </table:table-cell>
          <table:table-cell table:style-name="ce93" office:value-type="string" calcext:value-type="string">
            <text:p>The system shall utilise sensors to monitor the level of water in the sump and the barrels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.3</text:p>
          </table:table-cell>
          <table:table-cell table:style-name="ce93" office:value-type="string" calcext:value-type="string">
            <text:p>The system shall have sensors in the river for leak detection/targeting.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.4</text:p>
          </table:table-cell>
          <table:table-cell table:style-name="ce93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1.5</text:p>
          </table:table-cell>
          <table:table-cell table:style-name="ce93" office:value-type="string" calcext:value-type="string">
            <text:p>The system shall use the Raspberry Pi computer system (ideally with redundancy) to manage all its’ functions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2</text:p>
          </table:table-cell>
          <table:table-cell table:style-name="ce93" office:value-type="string" calcext:value-type="string">
            <text:p>The system shall allow for manual (hardware) override of the controlling functions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3</text:p>
          </table:table-cell>
          <table:table-cell table:style-name="ce93" office:value-type="string" calcext:value-type="string">
            <text:p>A test mode shall be provided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4</text:p>
          </table:table-cell>
          <table:table-cell table:style-name="ce93" office:value-type="string" calcext:value-type="string">
            <text:p>A web-browser-accessible Graphical User Interface (GUI) shall be provided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4.1</text:p>
          </table:table-cell>
          <table:table-cell table:style-name="ce93" office:value-type="string" calcext:value-type="string">
            <text:p>The GUI shall provide a user-friendly status readout as well as some basic monitoring on its main window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4.2</text:p>
          </table:table-cell>
          <table:table-cell table:style-name="ce93" office:value-type="string" calcext:value-type="string">
            <text:p>The GUI shall have all of its features presented in one tabbed window for ease of use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4.3</text:p>
          </table:table-cell>
          <table:table-cell table:style-name="ce93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4.4</text:p>
          </table:table-cell>
          <table:table-cell table:style-name="ce93" office:value-type="string" calcext:value-type="string">
            <text:p>The GUI shall be controllable via a PC in the main building and/or directly at the location of the embedded system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Essential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3.5</text:p>
          </table:table-cell>
          <table:table-cell table:style-name="ce93" office:value-type="string" calcext:value-type="string">
            <text:p>The system shall be capable of diagnosing and reporting leaks/faults/clogged filters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3" office:value-type="string" calcext:value-type="string">
            <text:p>2.1.3</text:p>
          </table:table-cell>
          <table:table-cell table:style-name="ce78"/>
          <table:table-cell table:style-name="ce94" office:value-type="string" calcext:value-type="string">
            <text:p>Enhance WMT as a Visitor Attraction.</text:p>
          </table:table-cell>
          <table:table-cell table:style-name="ce88" office:value-type="float" office:value="2" calcext:value-type="float">
            <text:p>2</text:p>
          </table:table-cell>
          <table:table-cell table:style-name="ce94" office:value-type="string" calcext:value-type="string">
            <text:p>Essential</text:p>
          </table:table-cell>
          <table:table-cell table:style-name="ce97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float" office:value="4.4" calcext:value-type="float">
            <text:p>4.4</text:p>
          </table:table-cell>
          <table:table-cell table:style-name="ce93" office:value-type="string" calcext:value-type="string">
            <text:p>Educational displays shall be provided to inform visitors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72"/>
          <table:table-cell table:style-name="ce72" office:value-type="string" calcext:value-type="string">
            <text:p>4.4.1</text:p>
          </table:table-cell>
          <table:table-cell table:style-name="ce93" office:value-type="string" calcext:value-type="string">
            <text:p>A functional overview diagram of how the river control system works/will work shall be provided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111"/>
          <table:table-cell table:style-name="ce112" office:value-type="string" calcext:value-type="string">
            <text:p>4.4.2</text:p>
          </table:table-cell>
          <table:table-cell table:style-name="ce112" office:value-type="string" calcext:value-type="string">
            <text:p>Sensor outputs such as flow metres and depth levels shall be displayed for visitors to see.</text:p>
          </table:table-cell>
          <table:table-cell table:style-name="ce114" office:value-type="float" office:value="3" calcext:value-type="float">
            <text:p>3</text:p>
          </table:table-cell>
          <table:table-cell table:style-name="ce111" office:value-type="string" calcext:value-type="string">
            <text:p>Desirable</text:p>
          </table:table-cell>
          <table:table-cell table:style-name="ce111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76"/>
        <table:table-column table:style-name="co1" table:default-cell-style-name="ce76"/>
        <table:table-column table:style-name="co4" table:default-cell-style-name="ce76"/>
        <table:table-column table:style-name="co1" table:number-columns-repeated="2" table:default-cell-style-name="ce90"/>
        <table:table-column table:style-name="co8" table:default-cell-style-name="ce90"/>
        <table:table-row table:style-name="ro4">
          <table:table-cell table:style-name="ce6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9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115"/>
          <table:table-cell table:style-name="Default" table:number-columns-repeated="4"/>
        </table:table-row>
        <table:table-row table:style-name="ro7">
          <table:table-cell table:style-name="ce70" office:value-type="string" calcext:value-type="string" table:number-columns-spanned="2" table:number-rows-spanned="1">
            <text:p>Requirement Numbers</text:p>
          </table:table-cell>
          <table:covered-table-cell table:style-name="ce70"/>
          <table:table-cell table:style-name="ce70" office:value-type="string" calcext:value-type="string" table:number-columns-spanned="1" table:number-rows-spanned="2">
            <text:p>Requirement</text:p>
          </table:table-cell>
          <table:table-cell table:style-name="ce70" office:value-type="string" calcext:value-type="string" table:number-columns-spanned="1" table:number-rows-spanned="2">
            <text:p>Priority</text:p>
          </table:table-cell>
          <table:table-cell table:style-name="ce70" office:value-type="string" calcext:value-type="string" table:number-columns-spanned="1" table:number-rows-spanned="2">
            <text:p>Type</text:p>
          </table:table-cell>
          <table:table-cell table:style-name="ce7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70" office:value-type="string" calcext:value-type="string">
            <text:p>Source</text:p>
          </table:table-cell>
          <table:table-cell table:style-name="ce70" office:value-type="string" calcext:value-type="string">
            <text:p>Derived</text:p>
          </table:table-cell>
          <table:covered-table-cell table:number-columns-repeated="4" table:style-name="ce70"/>
        </table:table-row>
        <table:table-row table:style-name="ro5">
          <table:table-cell table:style-name="ce92" office:value-type="string" calcext:value-type="string">
            <text:p>2.2.2</text:p>
          </table:table-cell>
          <table:table-cell table:style-name="ce116"/>
          <table:table-cell table:style-name="ce117" office:value-type="string" calcext:value-type="string">
            <text:p>Expand rain water harvesting, storage and irrigation feeds to suit needs of river / gardens.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Desirable</text:p>
          </table:table-cell>
          <table:table-cell table:style-name="ce95" office:value-type="string" calcext:value-type="string">
            <text:p>Not started</text:p>
          </table:table-cell>
        </table:table-row>
        <table:table-row table:style-name="ro5">
          <table:table-cell table:style-name="ce93" office:value-type="string" calcext:value-type="string">
            <text:p>-</text:p>
          </table:table-cell>
          <table:table-cell table:style-name="ce72" office:value-type="float" office:value="5.1" calcext:value-type="float">
            <text:p>5.1</text:p>
          </table:table-cell>
          <table:table-cell table:style-name="ce93" office:value-type="string" calcext:value-type="string">
            <text:p>Flexible hoses and ‘soaker’ hoses shall be provided to allow gardeners to irrigate plants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In progress</text:p>
          </table:table-cell>
        </table:table-row>
        <table:table-row table:style-name="ro5">
          <table:table-cell table:style-name="ce93" office:value-type="string" calcext:value-type="string">
            <text:p>-</text:p>
          </table:table-cell>
          <table:table-cell table:style-name="ce72" office:value-type="string" calcext:value-type="string">
            <text:p>5.1.1</text:p>
          </table:table-cell>
          <table:table-cell table:style-name="ce93" office:value-type="string" calcext:value-type="string">
            <text:p>A means of controlling the flow of water to the soaker hoses shall be provided.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Desirable</text:p>
          </table:table-cell>
          <table:table-cell table:style-name="ce96" office:value-type="string" calcext:value-type="string">
            <text:p>Not started</text:p>
          </table:table-cell>
        </table:table-row>
        <table:table-row table:style-name="ro5">
          <table:table-cell table:style-name="ce112"/>
          <table:table-cell table:style-name="ce112" office:value-type="string" calcext:value-type="string">
            <text:p>5.1.1.1</text:p>
          </table:table-cell>
          <table:table-cell table:style-name="ce112" office:value-type="string" calcext:value-type="string">
            <text:p>Initially, a physical control system shall be implemented.</text:p>
          </table:table-cell>
          <table:table-cell table:style-name="ce114" office:value-type="float" office:value="2" calcext:value-type="float">
            <text:p>2</text:p>
          </table:table-cell>
          <table:table-cell table:style-name="ce111" office:value-type="string" calcext:value-type="string">
            <text:p>Essential</text:p>
          </table:table-cell>
          <table:table-cell table:style-name="ce111" office:value-type="string" calcext:value-type="string">
            <text:p>Not Started</text:p>
          </table:table-cell>
        </table:table-row>
        <table:table-row table:style-name="ro5">
          <table:table-cell table:style-name="ce111"/>
          <table:table-cell table:style-name="ce111" office:value-type="string" calcext:value-type="string">
            <text:p>5.1.1.2</text:p>
          </table:table-cell>
          <table:table-cell table:style-name="ce111" office:value-type="string" calcext:value-type="string">
            <text:p>When convenient, an automated software control system shall be implemented.</text:p>
          </table:table-cell>
          <table:table-cell table:style-name="ce114" office:value-type="float" office:value="2" calcext:value-type="float">
            <text:p>2</text:p>
          </table:table-cell>
          <table:table-cell table:style-name="ce111" office:value-type="string" calcext:value-type="string">
            <text:p>Desirable</text:p>
          </table:table-cell>
          <table:table-cell table:style-name="ce111" office:value-type="string" calcext:value-type="string">
            <text:p>Not Started</text:p>
          </table:table-cell>
        </table:table-row>
        <table:table-row table:style-name="ro5">
          <table:table-cell table:style-name="ce111"/>
          <table:table-cell table:style-name="ce111" office:value-type="string" calcext:value-type="string">
            <text:p>5.1.1.2.1</text:p>
          </table:table-cell>
          <table:table-cell table:style-name="ce111" office:value-type="string" calcext:value-type="string">
            <text:p>The automated control system must have an emergency shut-off feature.</text:p>
          </table:table-cell>
          <table:table-cell table:style-name="ce114" office:value-type="float" office:value="2" calcext:value-type="float">
            <text:p>2</text:p>
          </table:table-cell>
          <table:table-cell table:style-name="ce111" office:value-type="string" calcext:value-type="string">
            <text:p>Essential</text:p>
          </table:table-cell>
          <table:table-cell table:style-name="ce111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76"/>
        <table:table-column table:style-name="co4" table:default-cell-style-name="ce76"/>
        <table:table-column table:style-name="co1" table:number-columns-repeated="2" table:default-cell-style-name="ce90"/>
        <table:table-column table:style-name="co8" table:default-cell-style-name="ce90"/>
        <table:table-row table:style-name="ro4">
          <table:table-cell table:style-name="ce6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9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70" office:value-type="string" calcext:value-type="string" table:number-columns-spanned="2" table:number-rows-spanned="1">
            <text:p>Requirement Numbers</text:p>
          </table:table-cell>
          <table:covered-table-cell table:style-name="ce70"/>
          <table:table-cell table:style-name="ce70" office:value-type="string" calcext:value-type="string" table:number-columns-spanned="1" table:number-rows-spanned="2">
            <text:p>Requirement</text:p>
          </table:table-cell>
          <table:table-cell table:style-name="ce70" office:value-type="string" calcext:value-type="string" table:number-columns-spanned="1" table:number-rows-spanned="2">
            <text:p>Priority</text:p>
          </table:table-cell>
          <table:table-cell table:style-name="ce70" office:value-type="string" calcext:value-type="string" table:number-columns-spanned="1" table:number-rows-spanned="2">
            <text:p>Type</text:p>
          </table:table-cell>
          <table:table-cell table:style-name="ce7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70" office:value-type="string" calcext:value-type="string">
            <text:p>Source</text:p>
          </table:table-cell>
          <table:table-cell table:style-name="ce70" office:value-type="string" calcext:value-type="string">
            <text:p>Derived</text:p>
          </table:table-cell>
          <table:covered-table-cell table:number-columns-repeated="4" table:style-name="ce70"/>
        </table:table-row>
        <table:table-row table:style-name="ro5">
          <table:table-cell table:style-name="ce92" office:value-type="string" calcext:value-type="string">
            <text:p>2.2.3</text:p>
          </table:table-cell>
          <table:table-cell table:style-name="ce116"/>
          <table:table-cell table:style-name="ce117" office:value-type="string" calcext:value-type="string">
            <text:p>Stored water “balancing” between storage sites.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Desirable</text:p>
          </table:table-cell>
          <table:table-cell table:style-name="ce95" office:value-type="string" calcext:value-type="string">
            <text:p>Not started</text:p>
          </table:table-cell>
        </table:table-row>
        <table:table-row table:style-name="ro5">
          <table:table-cell table:style-name="ce113" office:value-type="string" calcext:value-type="string">
            <text:p>-</text:p>
          </table:table-cell>
          <table:table-cell table:style-name="ce118" office:value-type="float" office:value="6.1" calcext:value-type="float">
            <text:p>6.1</text:p>
          </table:table-cell>
          <table:table-cell table:style-name="ce113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119" office:value-type="float" office:value="2" calcext:value-type="float">
            <text:p>2</text:p>
          </table:table-cell>
          <table:table-cell table:style-name="ce113" office:value-type="string" calcext:value-type="string">
            <text:p>Desirable</text:p>
          </table:table-cell>
          <table:table-cell table:style-name="ce120" office:value-type="string" calcext:value-type="string">
            <text:p>Not started</text:p>
          </table:table-cell>
        </table:table-row>
        <table:table-row table:style-name="ro5">
          <table:table-cell table:style-name="ce113" office:value-type="string" calcext:value-type="string">
            <text:p>-</text:p>
          </table:table-cell>
          <table:table-cell table:style-name="ce118" office:value-type="string" calcext:value-type="string">
            <text:p>6.1.1</text:p>
          </table:table-cell>
          <table:table-cell table:style-name="ce113" office:value-type="string" calcext:value-type="string">
            <text:p>These rainwater butts shall be connected to the existing river control system.</text:p>
          </table:table-cell>
          <table:table-cell table:style-name="ce119" office:value-type="float" office:value="2" calcext:value-type="float">
            <text:p>2</text:p>
          </table:table-cell>
          <table:table-cell table:style-name="ce113" office:value-type="string" calcext:value-type="string">
            <text:p>Desirable</text:p>
          </table:table-cell>
          <table:table-cell table:style-name="ce120" office:value-type="string" calcext:value-type="string">
            <text:p>Not Started</text:p>
          </table:table-cell>
        </table:table-row>
        <table:table-row table:style-name="ro5">
          <table:table-cell table:style-name="ce113" office:value-type="string" calcext:value-type="string">
            <text:p>-</text:p>
          </table:table-cell>
          <table:table-cell table:style-name="ce113" office:value-type="string" calcext:value-type="string">
            <text:p>6.1.1</text:p>
          </table:table-cell>
          <table:table-cell table:style-name="ce113" office:value-type="string" calcext:value-type="string">
            <text:p><text:span text:style-name="T11">A means of balancing the water levels in the </text:span><text:span text:style-name="T13">rainwater butts</text:span><text:span text:style-name="T14"> shall be provided.</text:span></text:p>
          </table:table-cell>
          <table:table-cell table:style-name="ce119" office:value-type="float" office:value="2" calcext:value-type="float">
            <text:p>2</text:p>
          </table:table-cell>
          <table:table-cell table:style-name="ce113" office:value-type="string" calcext:value-type="string">
            <text:p>Desirable</text:p>
          </table:table-cell>
          <table:table-cell table:style-name="ce120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41:17.65169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26T13:41:28.973663319</dc:date>
    <meta:editing-duration>PT2H15M56S</meta:editing-duration>
    <meta:editing-cycles>22</meta:editing-cycles>
    <meta:generator>LibreOffice/5.1.6.2$Linux_X86_64 LibreOffice_project/10m0$Build-2</meta:generator>
    <dc:creator>Hamish MB</dc:creator>
    <meta:document-statistic meta:table-count="7" meta:cell-count="330" meta:object-count="1"/>
  </office:meta>
</office:document-meta>
</file>